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EmbeddedDatabaseConfigurer.configureConnectionProperties( ConnectionProperties properties , String data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rbyEmbeddedDatabaseConfigurer.shutdown( DataSource dataSource , String databas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rbyEmbeddedDatabaseConfigurer.DerbyEmbeddedDatabas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rbyEmbeddedDatabaseConfigur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